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governmental systems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2"><text:span text:style-name="T1">Protect the Rights of the People</text:span> – Every member’s fundamental rights are guaranteed and actively defended</text:p>
        </text:list-item>
        <text:list-item>
          <text:p text:style-name="P2"><text:span text:style-name="T1">Meet Basic Needs</text:span> – Ensure all members have access to clean food, water, air, shelter, safety, privacy, information, travel, and healthcare</text:p>
        </text:list-item>
        <text:list-item>
          <text:p text:style-name="P2"><text:span text:style-name="T1">Provide Just Governance</text:span> – Create transparent, accountable systems for collective decision-making</text:p>
        </text:list-item>
        <text:list-item>
          <text:p text:style-name="P2"><text:span text:style-name="T1">Enable Peaceful Resolution</text:span> – Establish fair processes for resolving disputes without violence</text:p>
        </text:list-item>
        <text:list-item>
          <text:p text:style-name="P2"><text:span text:style-name="T1">Ensure Common Defense</text:span> – Protect the society and its members from external threats</text:p>
        </text:list-item>
        <text:list-item>
          <text:p text:style-name="P2"><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mental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3"><text:span text:style-name="T1">Decentralization</text:span> – Power is distributed across regions and branches, preventing dangerous concentrations</text:p>
        </text:list-item>
        <text:list-item>
          <text:p text:style-name="P3"><text:span text:style-name="T1">Transparency</text:span> – The Fair Witness branch ensures all governmental actions are recorded and public</text:p>
        </text:list-item>
        <text:list-item>
          <text:p text:style-name="P3"><text:span text:style-name="T1">Direct Accountability</text:span> – Most major positions are directly elected by the people they serve</text:p>
        </text:list-item>
        <text:list-item>
          <text:p text:style-name="P3"><text:span text:style-name="T1">Rights-First Approach</text:span> – The Rights of the People cannot be legislated away</text:p>
        </text:list-item>
        <text:list-item>
          <text:p text:style-name="P3"><text:span text:style-name="T1">Practical Scale</text:span> – Regions are sized for responsive governance (maximum 20-25 million <text:soft-page-break/>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4"><text:span text:style-name="T1">Basic Principles</text:span> – The fundamental values guiding all operations</text:p>
        </text:list-item>
        <text:list-item>
          <text:p text:style-name="P4"><text:span text:style-name="T1">Rights of the People</text:span> – The complete enumeration of protected rights</text:p>
        </text:list-item>
        <text:list-item>
          <text:p text:style-name="P4"><text:span text:style-name="T1">Organizational Structure</text:span> – Detailed explanation of each tier and branch</text:p>
        </text:list-item>
        <text:list-item>
          <text:p text:style-name="P4"><text:span text:style-name="T1">Roles and Responsibilities</text:span> – Clear definitions of every position and duty</text:p>
        </text:list-item>
        <text:list-item>
          <text:p text:style-name="P4"><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governmental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Govern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text:soft-page-break/>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levels of government.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text:soft-page-break/>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governmental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text:soft-page-break/>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text:soft-page-break/>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text:soft-page-break/>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text:soft-page-break/>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global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oft-page-break/><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5">Seven to nine elected Elders, depending on District population</text:p>
        </text:list-item>
        <text:list-item>
          <text:p text:style-name="P5">Three-year terms with staggered elections (one-third up for election each year)</text:p>
        </text:list-item>
        <text:list-item>
          <text:p text:style-name="P5">No term limits</text:p>
        </text:list-item>
        <text:list-item>
          <text:p text:style-name="P5">Candidates must demonstrate compassion and love for children</text:p>
        </text:list-item>
        <text:list-item>
          <text:p text:style-name="P5">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text:soft-page-break/>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6">Transparent candidate disclosure</text:p>
        </text:list-item>
        <text:list-item>
          <text:p text:style-name="P6">Public forums for debate and questions</text:p>
        </text:list-item>
        <text:list-item>
          <text:p text:style-name="P6">Physical ballots verified by voters</text:p>
        </text:list-item>
        <text:list-item>
          <text:p text:style-name="P6">Ballots counted publicly and retained for 10 years</text:p>
        </text:list-item>
        <text:list-item>
          <text:p text:style-name="P6">No party affiliation required</text:p>
        </text:list-item>
        <text:list-item>
          <text:p text:style-name="P6">No money in campaigns</text:p>
        </text:list-item>
      </text:list>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oft-page-break/><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planetary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governmental proceedings objectively.</text:p>
      <text:p text:style-name="Text_20_body"><text:soft-page-break/><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lanetary Administrator</text:span>: Coordinates standards, best practices, and inter-regional administrative matters</text:p>
      <text:p text:style-name="Text_20_body"><text:span text:style-name="T1">Office of Planetary Ambassador</text:span>: Manages relations with external entities and coordinates inter-regional diplomatic efforts</text:p>
      <text:p text:style-name="Text_20_body"><text:span text:style-name="T1">Office of Planetary Environmental Guardian</text:span>: Coordinates global environmental monitoring, sets planetary environmental standards</text:p>
      <text:p text:style-name="Text_20_body"><text:span text:style-name="T1">Office of Planetary Sheriff</text:span>: Coordinates inter-regional law enforcement, assists with crimes spanning multiple Regions</text:p>
      <text:p text:style-name="Text_20_body"><text:span text:style-name="T1">Office of Planetary Treasurer</text:span>: Manages planetary currency, coordinates regional financial systems, oversees planetary budget</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government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oft-page-break/><text:span text:style-name="T1">Office of Regional Treasurer</text:span>: Manages regional budget, taxation, benefits accounts, audits, and financial oversight</text:p>
      <text:p text:style-name="Text_20_body"><text:span text:style-name="T1">Planetary Council of the People</text:span>: Population-based legislative body representing all members of Terran Society</text:p>
      <text:p text:style-name="Text_20_body"><text:span text:style-name="T1">Planetary Defense Force</text:span>: Unified military organization for planetary defense with minimal active duty and large reserve force</text:p>
      <text:p text:style-name="Text_20_body"><text:span text:style-name="T1">Planetary Executive Council</text:span>: Five-member council coordinating planetary-level executive functions with rotational leadership</text:p>
      <text:p text:style-name="Text_20_body"><text:span text:style-name="T1">Planetary Fair Witness Council</text:span>: Twenty-seven member council elected from Senior Certified Fair Witnesses for nine-year terms</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government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oft-page-break/><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keyword/>
    <meta:initial-creator/>
    <dc:creator/>
    <meta:creation-date>2025-12-08T19:20:07Z</meta:creation-date>
    <dc:date>2025-12-08T19:20:07Z</dc:date>
    <meta:document-statistic meta:table-count="0" meta:image-count="0" meta:object-count="0" meta:page-count="14" meta:paragraph-count="244" meta:word-count="3547" meta:character-count="24546" meta:non-whitespace-character-count="21257"/>
  </office:meta>
</office:document-meta>
</file>